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Web-Regular" svg:font-family="CalibreWeb-Regular, Arial"/>
    <style:font-face style:name="Courier 10 Pitch" svg:font-family="'Courier 10 Pitch', Courier, monospace"/>
    <style:font-face style:name="Menlo" svg:font-family="Menl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7cd" officeooo:paragraph-rsid="0004b7cd"/>
    </style:style>
    <style:style style:name="P2" style:family="paragraph" style:parent-style-name="Standard">
      <style:text-properties fo:color="#0000cc" fo:font-weight="bold" officeooo:rsid="0004b7cd" officeooo:paragraph-rsid="0004b7cd" style:font-weight-asian="bold" style:font-weight-complex="bold"/>
    </style:style>
    <style:style style:name="P3" style:family="paragraph" style:parent-style-name="Standard">
      <style:text-properties officeooo:rsid="0011362d" officeooo:paragraph-rsid="0011362d"/>
    </style:style>
    <style:style style:name="P4" style:family="paragraph" style:parent-style-name="Standard">
      <style:text-properties officeooo:rsid="0011362d" officeooo:paragraph-rsid="0004b7cd"/>
    </style:style>
    <style:style style:name="P5" style:family="paragraph" style:parent-style-name="Standard">
      <style:text-properties officeooo:paragraph-rsid="0004b7cd"/>
    </style:style>
    <style:style style:name="P6" style:family="paragraph" style:parent-style-name="Standard">
      <style:text-properties officeooo:rsid="001b4eac" officeooo:paragraph-rsid="001d342b"/>
    </style:style>
    <style:style style:name="P7" style:family="paragraph" style:parent-style-name="Standard">
      <style:text-properties officeooo:rsid="001b4eac" officeooo:paragraph-rsid="002cdfd8"/>
    </style:style>
    <style:style style:name="P8" style:family="paragraph" style:parent-style-name="Standard">
      <style:text-properties style:use-window-font-color="true" officeooo:rsid="0004b7cd" officeooo:paragraph-rsid="001d342b"/>
    </style:style>
    <style:style style:name="P9" style:family="paragraph" style:parent-style-name="Standard">
      <style:text-properties officeooo:rsid="00129d11" officeooo:paragraph-rsid="0004b7cd"/>
    </style:style>
    <style:style style:name="P10" style:family="paragraph" style:parent-style-name="Standard">
      <style:text-properties fo:font-variant="normal" fo:text-transform="none" fo:color="#666666" style:font-name="CalibreWeb-Regular" fo:font-size="12pt" fo:letter-spacing="normal" fo:font-style="normal" fo:font-weight="normal" officeooo:paragraph-rsid="0004b7cd"/>
    </style:style>
    <style:style style:name="P11" style:family="paragraph" style:parent-style-name="Standard">
      <style:text-properties fo:font-variant="normal" fo:text-transform="none" fo:color="#666666" style:font-name="CalibreWeb-Regular" fo:font-size="12pt" fo:letter-spacing="normal" fo:font-style="normal" fo:font-weight="normal" officeooo:rsid="002cdfd8" officeooo:paragraph-rsid="002cdfd8" fo:background-color="#e8f2fe" style:font-size-asian="12pt"/>
    </style:style>
    <style:style style:name="P12" style:family="paragraph" style:parent-style-name="Standard">
      <style:text-properties fo:font-variant="normal" fo:text-transform="none" fo:color="#000000" style:font-name="CalibreWeb-Regular" fo:font-size="12pt" fo:letter-spacing="normal" fo:font-style="normal" fo:font-weight="normal" officeooo:rsid="001b4eac" officeooo:paragraph-rsid="001b4eac"/>
    </style:style>
    <style:style style:name="P13" style:family="paragraph" style:parent-style-name="Standard">
      <style:text-properties officeooo:rsid="002e9b13" officeooo:paragraph-rsid="002e9b13"/>
    </style:style>
    <style:style style:name="P14" style:family="paragraph" style:parent-style-name="Standard">
      <style:text-properties officeooo:rsid="00302cf7" officeooo:paragraph-rsid="00302cf7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use-window-font-color="true" officeooo:rsid="0004b7cd" officeooo:paragraph-rsid="0004b7cd"/>
    </style:style>
    <style:style style:name="P16" style:family="paragraph" style:parent-style-name="Text_20_body">
      <style:text-properties officeooo:paragraph-rsid="002e9b13"/>
    </style:style>
    <style:style style:name="P17" style:family="paragraph" style:parent-style-name="Text_20_body">
      <style:text-properties fo:color="#800000" officeooo:rsid="003973fe" officeooo:paragraph-rsid="003973fe"/>
    </style:style>
    <style:style style:name="P18" style:family="paragraph" style:parent-style-name="Text_20_body">
      <style:text-properties fo:color="#800000" officeooo:rsid="003973fe" officeooo:paragraph-rsid="003b0959"/>
    </style:style>
    <style:style style:name="P19" style:family="paragraph" style:parent-style-name="Text_20_body">
      <style:text-properties officeooo:rsid="003c5922" officeooo:paragraph-rsid="003c5922"/>
    </style:style>
    <style:style style:name="P20" style:family="paragraph" style:parent-style-name="Preformatted_20_Text">
      <style:text-properties officeooo:rsid="002e9b13" officeooo:paragraph-rsid="002e9b13"/>
    </style:style>
    <style:style style:name="P21" style:family="paragraph" style:parent-style-name="Preformatted_20_Text">
      <style:text-properties style:use-window-font-color="true" officeooo:rsid="0031f414" officeooo:paragraph-rsid="0031f414"/>
    </style:style>
    <style:style style:name="P22" style:family="paragraph" style:parent-style-name="Preformatted_20_Text">
      <style:text-properties officeooo:rsid="0004b7cd" officeooo:paragraph-rsid="00393156"/>
    </style:style>
    <style:style style:name="P23" style:family="paragraph" style:parent-style-name="Preformatted_20_Text">
      <style:paragraph-properties fo:margin-top="0cm" fo:margin-bottom="0.265cm" loext:contextual-spacing="false" style:line-height-at-least="0.529cm" fo:widows="1" fo:padding="0.238cm" fo:border="0.06pt solid #000000"/>
    </style:style>
    <style:style style:name="P24" style:family="paragraph" style:parent-style-name="Preformatted_20_Text">
      <style:paragraph-properties fo:margin-top="0cm" fo:margin-bottom="0.265cm" loext:contextual-spacing="false" style:line-height-at-least="0.529cm" fo:widows="1" fo:padding="0.238cm" fo:border="0.06pt solid #000000"/>
      <style:text-properties officeooo:paragraph-rsid="00393156"/>
    </style:style>
    <style:style style:name="P25" style:family="paragraph" style:parent-style-name="Preformatted_20_Text">
      <style:paragraph-properties fo:margin-top="0cm" fo:margin-bottom="0.265cm" loext:contextual-spacing="false" style:line-height-at-least="0.529cm" fo:widows="1" fo:padding="0.238cm" fo:border="0.06pt solid #000000"/>
      <style:text-properties officeooo:paragraph-rsid="003c5922"/>
    </style:style>
    <style:style style:name="P26" style:family="paragraph" style:parent-style-name="Standard">
      <style:text-properties style:use-window-font-color="true" officeooo:rsid="002bf224" officeooo:paragraph-rsid="002bf224"/>
    </style:style>
    <style:style style:name="P27" style:family="paragraph" style:parent-style-name="Standard">
      <style:text-properties style:use-window-font-color="true" officeooo:rsid="003c9475" officeooo:paragraph-rsid="003c9475"/>
    </style:style>
    <style:style style:name="P28" style:family="paragraph" style:parent-style-name="Standard">
      <style:text-properties style:use-window-font-color="true" officeooo:paragraph-rsid="003ce6cd"/>
    </style:style>
    <style:style style:name="P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use-window-font-color="true" officeooo:rsid="003c9475" officeooo:paragraph-rsid="003c9475"/>
    </style:style>
    <style:style style:name="P30" style:family="paragraph" style:parent-style-name="Text_20_body">
      <style:text-properties fo:color="#cc00cc" officeooo:rsid="003973fe" officeooo:paragraph-rsid="002e9b13"/>
    </style:style>
    <style:style style:name="P31" style:family="paragraph" style:parent-style-name="Text_20_body">
      <style:text-properties fo:color="#cc00cc" officeooo:rsid="002e9b13" officeooo:paragraph-rsid="002e9b13"/>
    </style:style>
    <style:style style:name="T1" style:family="text">
      <style:text-properties officeooo:rsid="0005eff0"/>
    </style:style>
    <style:style style:name="T2" style:family="text">
      <style:text-properties officeooo:rsid="0007d32f"/>
    </style:style>
    <style:style style:name="T3" style:family="text">
      <style:text-properties officeooo:rsid="0009c0f5"/>
    </style:style>
    <style:style style:name="T4" style:family="text">
      <style:text-properties fo:color="#cc00cc"/>
    </style:style>
    <style:style style:name="T5" style:family="text">
      <style:text-properties fo:color="#cc00cc" fo:font-weight="bold" officeooo:rsid="0005eff0" style:font-weight-asian="bold" style:font-weight-complex="bold"/>
    </style:style>
    <style:style style:name="T6" style:family="text">
      <style:text-properties fo:color="#cc00cc" fo:font-weight="bold" officeooo:rsid="000e1dc0" style:font-weight-asian="bold" style:font-weight-complex="bold"/>
    </style:style>
    <style:style style:name="T7" style:family="text">
      <style:text-properties fo:color="#cc00cc" officeooo:rsid="0011362d"/>
    </style:style>
    <style:style style:name="T8" style:family="text">
      <style:text-properties fo:color="#cc00cc" officeooo:rsid="002e9b13"/>
    </style:style>
    <style:style style:name="T9" style:family="text">
      <style:text-properties fo:color="#cc00cc" officeooo:rsid="003973fe"/>
    </style:style>
    <style:style style:name="T10" style:family="text">
      <style:text-properties officeooo:rsid="000e1dc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Courier 10 Pitch1" fo:font-size="12pt" fo:background-color="#e8f2fe" loext:char-shading-value="0" style:font-size-asian="12pt"/>
    </style:style>
    <style:style style:name="T13" style:family="text">
      <style:text-properties officeooo:rsid="00129d11"/>
    </style:style>
    <style:style style:name="T14" style:family="text">
      <style:text-properties fo:font-variant="normal" fo:text-transform="none" fo:color="#666666" style:font-name="CalibreWeb-Regular" fo:font-size="12pt" fo:letter-spacing="normal" fo:font-style="normal" fo:font-weight="normal"/>
    </style:style>
    <style:style style:name="T15" style:family="text">
      <style:text-properties fo:font-variant="normal" fo:text-transform="none" fo:color="#666666" style:font-name="CalibreWeb-Regular" fo:font-size="12pt" fo:letter-spacing="normal" fo:font-style="normal" fo:font-weight="normal" officeooo:rsid="001d342b"/>
    </style:style>
    <style:style style:name="T16" style:family="text">
      <style:text-properties fo:font-variant="normal" fo:text-transform="none" fo:color="#666666" style:font-name="CalibreWeb-Regular" fo:font-size="12pt" fo:letter-spacing="normal" fo:font-style="normal" fo:font-weight="normal" officeooo:rsid="001d342b" fo:background-color="#e8f2fe" loext:char-shading-value="0" style:font-size-asian="12pt"/>
    </style:style>
    <style:style style:name="T17" style:family="text">
      <style:text-properties fo:font-variant="normal" fo:text-transform="none" fo:color="#666666" style:font-name="CalibreWeb-Regular" fo:font-size="12pt" fo:letter-spacing="normal" fo:font-style="normal" fo:font-weight="normal" officeooo:rsid="002cdfd8" fo:background-color="#e8f2fe" loext:char-shading-value="0" style:font-size-asian="12pt"/>
    </style:style>
    <style:style style:name="T18" style:family="text">
      <style:text-properties fo:font-variant="normal" fo:text-transform="none" fo:color="#000000" style:font-name="CalibreWeb-Regular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Menlo" fo:font-size="9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333333" style:font-name="Menlo" fo:font-size="9pt" fo:letter-spacing="normal" fo:font-style="normal" fo:font-weight="normal" officeooo:rsid="00393156" fo:background-color="transparent" loext:char-shading-value="0" loext:padding="0cm" loext:border="none"/>
    </style:style>
    <style:style style:name="T21" style:family="text">
      <style:text-properties fo:font-variant="normal" fo:text-transform="none" fo:color="#333333" style:font-name="Menlo" fo:font-size="9pt" fo:letter-spacing="normal" fo:font-style="normal" fo:font-weight="normal" officeooo:rsid="003c5922" fo:background-color="transparent" loext:char-shading-value="0" loext:padding="0cm" loext:border="none"/>
    </style:style>
    <style:style style:name="T22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23" style:family="text">
      <style:text-properties fo:font-variant="normal" fo:text-transform="none" fo:color="#444444" style:font-name="Menlo" fo:font-size="9pt" fo:letter-spacing="normal" fo:font-style="normal" fo:font-weight="normal"/>
    </style:style>
    <style:style style:name="T24" style:family="text">
      <style:text-properties fo:font-variant="normal" fo:text-transform="none" fo:color="#444444" style:font-name="Menlo" fo:font-size="9pt" fo:letter-spacing="normal" fo:font-style="normal" fo:font-weight="normal" officeooo:rsid="003ce6cd"/>
    </style:style>
    <style:style style:name="T25" style:family="text">
      <style:text-properties officeooo:rsid="0004b7cd"/>
    </style:style>
    <style:style style:name="T26" style:family="text">
      <style:text-properties fo:color="#2a00ff" style:font-name="Courier 10 Pitch1" fo:font-size="12pt" fo:background-color="#e8f2fe" loext:char-shading-value="0" style:font-size-asian="12pt"/>
    </style:style>
    <style:style style:name="T27" style:family="text">
      <style:text-properties officeooo:rsid="002e9b13"/>
    </style:style>
    <style:style style:name="T28" style:family="text">
      <style:text-properties officeooo:rsid="003b0959"/>
    </style:style>
    <style:style style:name="T29" style:family="text">
      <style:text-properties officeooo:rsid="003c9475"/>
    </style:style>
    <style:style style:name="T30" style:family="text">
      <style:text-properties officeooo:rsid="003ce6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Running spark app in <text:span text:style-name="T27">Standalone</text:span> mode</text:p>
      <text:p text:style-name="P1"><text:tab/><text:tab/>1. <text:span text:style-name="T2">P</text:span>lace <text:span text:style-name="T2">extracted </text:span>spark file in all nodes <text:span text:style-name="T3">and it must in </text:span>same location</text:p>
      <text:p text:style-name="P1"/>
      <text:p text:style-name="P1"><text:span text:style-name="T1"><text:tab/><text:tab/>2. Configure slaves ip address in master “</text:span><text:span text:style-name="T5">conf/slaves</text:span><text:span text:style-name="T1">”</text:span></text:p>
      <text:p text:style-name="P1"/>
      <text:p text:style-name="P1"><text:span text:style-name="T10"><text:tab/><text:tab/>3. <text:s/>To Start “.</text:span><text:span text:style-name="T6">/bin/start-all.sh</text:span><text:span text:style-name="T10">” <text:s/>it will start master as well as slaves</text:span></text:p>
      <text:p text:style-name="P1"/>
      <text:p text:style-name="P4"><text:tab/><text:tab/>4. To submit application</text:p>
      <text:p text:style-name="P3"><text:span text:style-name="T4"><text:s text:c="30"/>./bin/spark-submit --class="spark.core.example.JavaWordCount" <text:s text:c="2"/>--master <text:s text:c="22"/><text:tab/><text:tab/> <text:s text:c="5"/>spark://192.168.1.55:7077 </text:span><text:span text:style-name="T11">/path to jar</text:span> </text:p>
      <text:p text:style-name="P1"><text:s/></text:p>
      <text:p text:style-name="P13">Running spark app in yarn</text:p>
      <text:p text:style-name="P20"><text:span text:style-name="Source_20_Text"><text:span text:style-name="T19"/></text:span></text:p>
      <text:p text:style-name="P16"><text:span text:style-name="T7">/bin/spark-submit <text:s/>--class="spark.core.example.JavaWordCount" <text:s text:c="2"/></text:span><text:span text:style-name="T8">\</text:span></text:p>
      <text:p text:style-name="P16"><text:span text:style-name="T7">--master <text:s/></text:span><text:span text:style-name="T8">yarn <text:s/>\</text:span></text:p>
      <text:p text:style-name="P16"><text:span text:style-name="T8">--deploy-mode <text:s/>cluster </text:span><text:span text:style-name="T9">\</text:span></text:p>
      <text:p text:style-name="P30">--driver-memory 1g \</text:p>
      <text:p text:style-name="P30">--executor-memory 1g \</text:p>
      <text:p text:style-name="P30">--executor-cores 1 \</text:p>
      <text:p text:style-name="P19"><text:span text:style-name="Source_20_Text"><text:span text:style-name="T19"/></text:span></text:p>
      <text:p text:style-name="P19"><text:span text:style-name="Source_20_Text"><text:span text:style-name="T19"/></text:span></text:p>
      <text:p text:style-name="P17">jarfile path</text:p>
      <text:p text:style-name="P18">arguments if any <text:span text:style-name="T28">(</text:span><text:span text:style-name="Source_20_Text"><text:span text:style-name="T20">hdfs://192.168.1.193:9000/jo/README.patentcite</text:span></text:span><text:span text:style-name="T28">)</text:span></text:p>
      <text:p text:style-name="P31">/</text:p>
      <text:p text:style-name="P1"/>
      <text:p text:style-name="P22"><text:span text:style-name="Source_20_Text"><text:span text:style-name="T19">./bin/spark-submit --class org.apache.spark.examples.</text:span></text:span><text:span text:style-name="Source_20_Text"><text:span text:style-name="T20">JavaWordCount</text:span></text:span><text:span text:style-name="Source_20_Text"><text:span text:style-name="T19"> \</text:span></text:span></text:p>
      <text:p text:style-name="P23"><text:span text:style-name="Source_20_Text"><text:span text:style-name="T22"><text:s text:c="4"/></text:span></text:span><text:span text:style-name="Source_20_Text"><text:span text:style-name="T19">--master yarn \</text:span></text:span></text:p>
      <text:p text:style-name="P23"><text:span text:style-name="Source_20_Text"><text:span text:style-name="T22"><text:s text:c="4"/></text:span></text:span><text:span text:style-name="Source_20_Text"><text:span text:style-name="T19">--deploy-mode cluster \</text:span></text:span></text:p>
      <text:p text:style-name="P23"><text:span text:style-name="Source_20_Text"><text:span text:style-name="T22"><text:s text:c="4"/></text:span></text:span><text:span text:style-name="Source_20_Text"><text:span text:style-name="T19">--driver-memory </text:span></text:span><text:span text:style-name="Source_20_Text"><text:span text:style-name="T20">1</text:span></text:span><text:span text:style-name="Source_20_Text"><text:span text:style-name="T19">g \</text:span></text:span></text:p>
      <text:p text:style-name="P23"><text:span text:style-name="Source_20_Text"><text:span text:style-name="T22"><text:s text:c="4"/></text:span></text:span><text:span text:style-name="Source_20_Text"><text:span text:style-name="T19">--executor-memory </text:span></text:span><text:span text:style-name="Source_20_Text"><text:span text:style-name="T20">1</text:span></text:span><text:span text:style-name="Source_20_Text"><text:span text:style-name="T19">g \</text:span></text:span></text:p>
      <text:p text:style-name="P23"><text:span text:style-name="Source_20_Text"><text:span text:style-name="T22"><text:s text:c="4"/></text:span></text:span><text:span text:style-name="Source_20_Text"><text:span text:style-name="T19">--executor-cores 1 \</text:span></text:span></text:p>
      <text:p text:style-name="P23"><text:span text:style-name="Source_20_Text"><text:span text:style-name="T22"><text:s text:c="4"/></text:span></text:span><text:span text:style-name="Source_20_Text"><text:span text:style-name="T19">--queue thequeue \</text:span></text:span></text:p>
      <text:p text:style-name="P23"><text:span text:style-name="Source_20_Text"><text:span text:style-name="T22"><text:s text:c="4"/></text:span></text:span><text:span text:style-name="Source_20_Text"><text:span text:style-name="T19">lib/spark-examples*.jar \</text:span></text:span></text:p>
      <text:p text:style-name="P25"><text:span text:style-name="Source_20_Text"><text:span text:style-name="T21"/></text:span></text:p>
      <text:p text:style-name="P24"><text:span text:style-name="Source_20_Text"><text:span text:style-name="T22"><text:s text:c="3"/></text:span></text:span><text:span text:style-name="Source_20_Text"><text:span text:style-name="T20">hdfs://192.168.1.193:9000/jo/README.patentcite</text:span></text:span></text:p>
      <text:p text:style-name="P1"/>
      <text:p text:style-name="P14"><text:soft-page-break/>Required executor memory (2048+384 MB) is above the max threshold (2048 MB) of this cluster! Please check the values of 'yarn.scheduler.maximum-allocation-mb' and/or 'yarn.nodemanager.resource.memory-mb'.</text:p>
      <text:p text:style-name="P1"/>
      <text:p text:style-name="P15"><text:s/><text:span text:style-name="T13">Exceptions: </text:span></text:p>
      <text:p text:style-name="P1"><text:s/></text:p>
      <text:p text:style-name="P9">1. Task Not Serializable</text:p>
      <text:p text:style-name="P5"><text:span text:style-name="T25"><text:tab/><text:tab/>- </text:span><text:span text:style-name="T14">function has a reference to the instance of the outer class , and <text:tab/><text:tab/> <text:s/>that is not serializable</text:span></text:p>
      <text:p text:style-name="P10"><text:tab/><text:tab/></text:p>
      <text:p text:style-name="P12">2. java.lang.outOfMemoryError</text:p>
      <text:p text:style-name="P6"><text:span text:style-name="T14"><text:tab/><text:tab/></text:span><text:span text:style-name="T18">-</text:span><text:span text:style-name="T14"> </text:span><text:span text:style-name="T15">new SparkConf().set(</text:span><text:span text:style-name="T26">"spark.executor.memory"</text:span><text:span text:style-name="T12">, </text:span><text:span text:style-name="T26">"2g"</text:span><text:span text:style-name="T16">);</text:span></text:p>
      <text:p text:style-name="P7"><text:span text:style-name="T16"><text:s text:c="19"/>- </text:span><text:span text:style-name="T17"><text:s/>export <text:s/>_JAVA_OPTIONS="-Xms2048m -Xmx5072m"</text:span></text:p>
      <text:p text:style-name="P11"><text:s text:c="19"/>- </text:p>
      <text:p text:style-name="P8"/>
      <text:p text:style-name="P26"/>
      <text:p text:style-name="P26"/>
      <text:p text:style-name="P29">Recover from failure:</text:p>
      <text:p text:style-name="P27"><text:s/></text:p>
      <text:p text:style-name="P27">1. Checkpoint the rdds.</text:p>
      <text:p text:style-name="P28"><text:span text:style-name="T29">2. Setting config </text:span><text:span text:style-name="T23">spark.streaming.receiver.writeAheadLog.enable </text:span><text:span text:style-name="T24">to true</text:span><text:span text:style-name="T29"> <text:s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eWeb-Regular" svg:font-family="CalibreWeb-Regular, Arial"/>
    <style:font-face style:name="Courier 10 Pitch" svg:font-family="'Courier 10 Pitch', Courier, monospace"/>
    <style:font-face style:name="Menlo" svg:font-family="Menl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26:39.040129447</meta:creation-date>
    <meta:generator>LibreOffice/5.1.3.2$Linux_X86_64 LibreOffice_project/10m0$Build-2</meta:generator>
    <dc:date>2016-06-09T11:33:55.606960672</dc:date>
    <meta:editing-duration>PT8H56M57S</meta:editing-duration>
    <meta:editing-cycles>50</meta:editing-cycles>
    <meta:document-statistic meta:table-count="0" meta:image-count="0" meta:object-count="0" meta:page-count="2" meta:paragraph-count="40" meta:word-count="191" meta:character-count="1628" meta:non-whitespace-character-count="1320"/>
  </office:meta>
</office:document-meta>
</file>